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Franklin Gothic Book" svg:font-family="Franklin Gothic Book" style:font-family-generic="swiss" style:font-pitch="variable" svg:panose-1="2 11 5 3 2 1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ova" svg:font-family="Arial Nova" style:font-family-generic="swiss" style:font-pitch="variable"/>
    <style:font-face style:name="Franklin Gothic Medium" svg:font-family="Franklin Gothic Medium" style:font-family-generic="swiss" style:font-pitch="variable" svg:panose-1="2 11 6 3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11pt" style:font-size-asian="11pt" style:font-size-complex="7pt" style:language-complex="nl" style:country-complex="NL"/>
    </style:style>
    <style:style style:name="T3" style:parent-style-name="Groenetekst" style:family="text">
      <style:text-properties style:language-complex="nl" style:country-complex="NL"/>
    </style:style>
    <style:style style:name="T4" style:parent-style-name="Groenetekst" style:family="text">
      <style:text-properties style:language-complex="nl" style:country-complex="NL"/>
    </style:style>
    <style:style style:name="T5" style:parent-style-name="Groenetekst" style:family="text">
      <style:text-properties style:language-complex="nl" style:country-complex="NL"/>
    </style:style>
    <style:style style:name="T6" style:parent-style-name="Standaardalinea-lettertype" style:family="text">
      <style:text-properties fo:color="#7CA655"/>
    </style:style>
    <style:style style:name="TableColumn8" style:family="table-column">
      <style:table-column-properties style:column-width="1.225in" style:use-optimal-column-width="false"/>
    </style:style>
    <style:style style:name="TableColumn9" style:family="table-column">
      <style:table-column-properties style:column-width="0.718in" style:use-optimal-column-width="false"/>
    </style:style>
    <style:style style:name="TableColumn10" style:family="table-column">
      <style:table-column-properties style:column-width="1.234in" style:use-optimal-column-width="false"/>
    </style:style>
    <style:style style:name="TableColumn11" style:family="table-column">
      <style:table-column-properties style:column-width="0.7166in" style:use-optimal-column-width="false"/>
    </style:style>
    <style:style style:name="TableColumn12" style:family="table-column">
      <style:table-column-properties style:column-width="1.2326in" style:use-optimal-column-width="false"/>
    </style:style>
    <style:style style:name="TableColumn13" style:family="table-column">
      <style:table-column-properties style:column-width="2.0965in" style:use-optimal-column-width="false"/>
    </style:style>
    <style:style style:name="TableColumn14" style:family="table-column">
      <style:table-column-properties style:column-width="0.0277in" style:use-optimal-column-width="false"/>
    </style:style>
    <style:style style:name="TableColumn15" style:family="table-column">
      <style:table-column-properties style:column-width="0.0277in" style:use-optimal-column-width="false"/>
    </style:style>
    <style:style style:name="Table7" style:family="table">
      <style:table-properties style:width="7.2784in" style:rel-width="100.28%" fo:margin-left="0in" table:align="left"/>
    </style:style>
    <style:style style:name="TableRow16" style:family="table-row">
      <style:table-row-properties style:min-row-height="1.5in" style:use-optimal-row-height="false"/>
    </style:style>
    <style:style style:name="TableCell17" style:family="table-cell">
      <style:table-cell-properties fo:border="none" style:writing-mode="lr-tb" style:vertical-align="bottom" fo:padding-top="0in" fo:padding-left="0.0097in" fo:padding-bottom="0in" fo:padding-right="0.0798in"/>
    </style:style>
    <style:style style:name="TableRow18" style:family="table-row">
      <style:table-row-properties style:min-row-height="0.0798in" style:use-optimal-row-height="false"/>
    </style:style>
    <style:style style:name="TableCell19" style:family="table-cell">
      <style:table-cell-properties fo:border="none" fo:background-color="#7CA655" style:writing-mode="lr-tb" fo:padding-top="0in" fo:padding-left="0.0097in" fo:padding-bottom="0in" fo:padding-right="0.0798in">
        <style:background-fill draw:fill="solid" draw:fill-color="#7CA655"/>
      </style:table-cell-properties>
    </style:style>
    <style:style style:name="P20" style:parent-style-name="Standaard" style:family="paragraph">
      <style:text-properties fo:font-size="3pt" style:font-size-asian="3pt" style:font-size-complex="3pt"/>
    </style:style>
    <style:style style:name="TableCell21" style:family="table-cell">
      <style:table-cell-properties fo:border="none" style:writing-mode="lr-tb" fo:padding-top="0in" fo:padding-left="0.0097in" fo:padding-bottom="0in" fo:padding-right="0.0798in"/>
    </style:style>
    <style:style style:name="P22" style:parent-style-name="Standaard" style:family="paragraph">
      <style:text-properties fo:font-size="3pt" style:font-size-asian="3pt" style:font-size-complex="3pt"/>
    </style:style>
    <style:style style:name="TableCell23" style:family="table-cell">
      <style:table-cell-properties fo:border="none" style:writing-mode="lr-tb" fo:padding-top="0in" fo:padding-left="0.0097in" fo:padding-bottom="0in" fo:padding-right="0.0798in"/>
    </style:style>
    <style:style style:name="P24" style:parent-style-name="Standaard" style:family="paragraph">
      <style:text-properties fo:font-size="3pt" style:font-size-asian="3pt" style:font-size-complex="3pt"/>
    </style:style>
    <style:style style:name="TableCell25" style:family="table-cell">
      <style:table-cell-properties fo:border="none" style:writing-mode="lr-tb" fo:padding-top="0in" fo:padding-left="0.0097in" fo:padding-bottom="0in" fo:padding-right="0.0798in"/>
    </style:style>
    <style:style style:name="P26" style:parent-style-name="Standaard" style:family="paragraph">
      <style:text-properties fo:font-size="3pt" style:font-size-asian="3pt" style:font-size-complex="3pt"/>
    </style:style>
    <style:style style:name="TableCell27" style:family="table-cell">
      <style:table-cell-properties fo:border="none" fo:background-color="#000000" style:writing-mode="lr-tb" fo:padding-top="0in" fo:padding-left="0.0097in" fo:padding-bottom="0in" fo:padding-right="0.0798in">
        <style:background-fill draw:fill="solid" draw:fill-color="#000000"/>
      </style:table-cell-properties>
    </style:style>
    <style:style style:name="P28" style:parent-style-name="Standaard" style:family="paragraph">
      <style:text-properties fo:font-size="3pt" style:font-size-asian="3pt" style:font-size-complex="3pt"/>
    </style:style>
    <style:style style:name="TableCell29" style:family="table-cell">
      <style:table-cell-properties fo:border="none" style:writing-mode="lr-tb" fo:padding-top="0in" fo:padding-left="0.0097in" fo:padding-bottom="0in" fo:padding-right="0.0798in"/>
    </style:style>
    <style:style style:name="P30" style:parent-style-name="Standaard" style:family="paragraph">
      <style:text-properties fo:font-size="3pt" style:font-size-asian="3pt" style:font-size-complex="3pt"/>
    </style:style>
    <style:style style:name="TableCell31" style:family="table-cell">
      <style:table-cell-properties fo:border="none" style:writing-mode="lr-tb" fo:padding-top="0in" fo:padding-left="0.0069in" fo:padding-bottom="0in" fo:padding-right="0.0069in"/>
    </style:style>
    <style:style style:name="P32" style:parent-style-name="Standaard" style:family="paragraph">
      <style:text-properties fo:font-size="3pt" style:font-size-asian="3pt" style:font-size-complex="3pt"/>
    </style:style>
    <style:style style:name="TableCell33" style:family="table-cell">
      <style:table-cell-properties fo:border="none" style:writing-mode="lr-tb" fo:padding-top="0in" fo:padding-left="0.0069in" fo:padding-bottom="0in" fo:padding-right="0.0069in"/>
    </style:style>
    <style:style style:name="P34" style:parent-style-name="Standaard" style:family="paragraph">
      <style:text-properties fo:font-size="3pt" style:font-size-asian="3pt" style:font-size-complex="3pt"/>
    </style:style>
    <style:style style:name="TableRow35" style:family="table-row">
      <style:table-row-properties style:min-row-height="1.8in" style:use-optimal-row-height="false"/>
    </style:style>
    <style:style style:name="TableCell36" style:family="table-cell">
      <style:table-cell-properties fo:border="none" style:writing-mode="lr-tb" fo:padding-top="0in" fo:padding-left="0.0097in" fo:padding-bottom="0in" fo:padding-right="0.0798in"/>
    </style:style>
    <style:style style:name="P37" style:parent-style-name="Doelstelling" style:family="paragraph">
      <style:text-properties fo:color="#7CA655"/>
    </style:style>
    <style:style style:name="TableCell38" style:family="table-cell">
      <style:table-cell-properties fo:border="none" style:writing-mode="lr-tb" fo:padding-top="0in" fo:padding-left="0.0097in" fo:padding-bottom="0in" fo:padding-right="0.0798in"/>
    </style:style>
    <style:style style:name="TableCell39" style:family="table-cell">
      <style:table-cell-properties fo:border="none" style:writing-mode="lr-tb" fo:padding-top="0in" fo:padding-left="0.0097in" fo:padding-bottom="0in" fo:padding-right="0.0798in"/>
    </style:style>
    <style:style style:name="T40" style:parent-style-name="Standaardalinea-lettertype" style:family="text">
      <style:text-properties style:language-complex="nl" style:country-complex="NL"/>
    </style:style>
    <style:style style:name="T41" style:parent-style-name="Groenetekst" style:family="text">
      <style:text-properties fo:color="#231F20"/>
    </style:style>
    <style:style style:name="T42" style:parent-style-name="Standaardalinea-lettertype" style:family="text">
      <style:text-properties style:language-complex="nl" style:country-complex="NL"/>
    </style:style>
    <style:style style:name="T43" style:parent-style-name="Groenetekst" style:family="text">
      <style:text-properties fo:color="#231F20"/>
    </style:style>
    <style:style style:name="TableCell44" style:family="table-cell">
      <style:table-cell-properties fo:border="none" style:writing-mode="lr-tb" fo:padding-top="0in" fo:padding-left="0.0069in" fo:padding-bottom="0in" fo:padding-right="0.0069in"/>
    </style:style>
    <style:style style:name="TableRow45" style:family="table-row">
      <style:table-row-properties style:min-row-height="0.0798in" style:use-optimal-row-height="false"/>
    </style:style>
    <style:style style:name="TableCell46" style:family="table-cell">
      <style:table-cell-properties fo:border="none" fo:background-color="#000000" style:writing-mode="lr-tb" fo:padding-top="0in" fo:padding-left="0.0097in" fo:padding-bottom="0in" fo:padding-right="0.0798in">
        <style:background-fill draw:fill="solid" draw:fill-color="#000000"/>
      </style:table-cell-properties>
    </style:style>
    <style:style style:name="P47" style:parent-style-name="Standaard" style:family="paragraph">
      <style:text-properties fo:font-size="3pt" style:font-size-asian="3pt" style:font-size-complex="3pt"/>
    </style:style>
    <style:style style:name="TableCell48" style:family="table-cell">
      <style:table-cell-properties fo:border="none" style:writing-mode="lr-tb" fo:padding-top="0in" fo:padding-left="0.0097in" fo:padding-bottom="0in" fo:padding-right="0.0798in"/>
    </style:style>
    <style:style style:name="P49" style:parent-style-name="Standaard" style:family="paragraph">
      <style:text-properties fo:font-size="3pt" style:font-size-asian="3pt" style:font-size-complex="3pt"/>
    </style:style>
    <style:style style:name="TableCell50" style:family="table-cell">
      <style:table-cell-properties fo:border="none" fo:background-color="#000000" style:writing-mode="lr-tb" fo:padding-top="0in" fo:padding-left="0.0097in" fo:padding-bottom="0in" fo:padding-right="0.0798in">
        <style:background-fill draw:fill="solid" draw:fill-color="#000000"/>
      </style:table-cell-properties>
    </style:style>
    <style:style style:name="P51" style:parent-style-name="Standaard" style:family="paragraph">
      <style:text-properties fo:font-size="3pt" style:font-size-asian="3pt" style:font-size-complex="3pt"/>
    </style:style>
    <style:style style:name="TableCell52" style:family="table-cell">
      <style:table-cell-properties fo:border="none" style:writing-mode="lr-tb" fo:padding-top="0in" fo:padding-left="0.0097in" fo:padding-bottom="0in" fo:padding-right="0.0798in"/>
    </style:style>
    <style:style style:name="P53" style:parent-style-name="Standaard" style:family="paragraph">
      <style:text-properties fo:font-size="3pt" style:font-size-asian="3pt" style:font-size-complex="3pt"/>
    </style:style>
    <style:style style:name="P54" style:parent-style-name="Datumbereik" style:family="paragraph">
      <style:text-properties fo:font-size="3pt" style:font-size-asian="3pt" style:font-size-complex="3pt"/>
    </style:style>
    <style:style style:name="TableCell55" style:family="table-cell">
      <style:table-cell-properties fo:border="none" style:writing-mode="lr-tb" fo:padding-top="0in" fo:padding-left="0.0069in" fo:padding-bottom="0in" fo:padding-right="0.0069in"/>
    </style:style>
    <style:style style:name="P56" style:parent-style-name="Datumbereik" style:family="paragraph">
      <style:text-properties fo:font-size="3pt" style:font-size-asian="3pt" style:font-size-complex="3pt"/>
    </style:style>
    <style:style style:name="TableRow57" style:family="table-row">
      <style:table-row-properties style:min-row-height="1.6in" style:use-optimal-row-height="false"/>
    </style:style>
    <style:style style:name="TableCell58" style:family="table-cell">
      <style:table-cell-properties fo:border="none" style:writing-mode="lr-tb" fo:padding-top="0in" fo:padding-left="0.0097in" fo:padding-bottom="0in" fo:padding-right="0.0798in"/>
    </style:style>
    <style:style style:name="P59" style:parent-style-name="Standaard" style:family="paragraph">
      <style:text-properties style:language-complex="nl" style:country-complex="NL"/>
    </style:style>
    <style:style style:name="TableCell60" style:family="table-cell">
      <style:table-cell-properties fo:border="none" style:writing-mode="lr-tb" fo:padding-top="0in" fo:padding-left="0.0097in" fo:padding-bottom="0in" fo:padding-right="0.0798in"/>
    </style:style>
    <style:style style:name="P61" style:parent-style-name="Opsommingstekensvoorvaardigheden" style:family="paragraph">
      <style:paragraph-properties fo:margin-left="0.2in" fo:text-indent="-0.2in">
        <style:tab-stops/>
      </style:paragraph-properties>
    </style:style>
    <style:style style:name="TableCell62" style:family="table-cell">
      <style:table-cell-properties fo:border="none" style:writing-mode="lr-tb" fo:padding-top="0in" fo:padding-left="0.0069in" fo:padding-bottom="0in" fo:padding-right="0.0069in"/>
    </style:style>
    <style:style style:family="graphic" style:name="a6">
      <style:graphic-properties draw:fill="solid" draw:fill-color="#7ca655" draw:opacity="100%" draw:stroke="none"/>
    </style:style>
    <style:style style:family="graphic" style:name="a0">
      <style:graphic-properties draw:fill="none" draw:stroke="none"/>
    </style:style>
    <style:style style:family="graphic" style:name="a7">
      <style:graphic-properties draw:fill="none" draw:stroke="none"/>
    </style:style>
    <style:style style:family="graphic" style:name="a1">
      <style:graphic-properties draw:fill="solid" draw:fill-color="#f9d448" draw:opacity="100%" draw:stroke="none"/>
    </style:style>
    <style:style style:family="graphic" style:name="a8">
      <style:graphic-properties style:wrap="run-through" style:run-through="background" style:horizontal-rel="page" style:vertical-rel="paragraph" style:horizontal-pos="from-left" style:vertical-pos="from-top" draw:decorative="true"/>
    </style:style>
    <style:style style:family="graphic" style:name="a2">
      <style:graphic-properties draw:fill="solid" draw:fill-color="#4495a2" draw:opacity="100%" draw:stroke="none"/>
    </style:style>
    <style:style style:family="graphic" style:name="a3">
      <style:graphic-properties draw:fill="solid" draw:fill-color="#7ca655" draw:opacity="100%" draw:stroke="none"/>
    </style:style>
    <style:style style:family="graphic" style:name="a4">
      <style:graphic-properties draw:fill="none" draw:stroke="none"/>
    </style:style>
    <style:style style:family="graphic" style:name="a5">
      <style:graphic-properties draw:fill="solid" draw:fill-color="#4495a2" draw:opacity="100%" draw:stroke="none"/>
    </style:style>
  </office:automatic-styles>
  <office:body>
    <office:text text:use-soft-page-breaks="true">
      <text:p text:style-name="P1"><text:span text:style-name="T2"><draw:g draw:z-index="251668480" draw:name="Groep 22" draw:id="id10" draw:style-name="a8" text:anchor-type="paragraph"><svg:title/><svg:desc/><draw:g draw:name="Groep 23" draw:id="id5"><svg:title/><svg:desc/><draw:custom-shape svg:x="4.44746in" svg:y="-1in" svg:width="2.4841in" svg:height="2.19551in" draw:id="id0" draw:style-name="a0" draw:name="AutoVorm 24"><svg:title/><svg:desc/><draw:enhanced-geometry draw:type="non-primitive" svg:viewBox="0 0 3578 2980" draw:enhanced-path="M ?f10 ?f11 L ?f12 ?f0 ?f0 ?f0 ?f13 ?f13 ?f10 ?f11 M ?f14 ?f15 L ?f2 ?f10 ?f15 ?f15 ?f2 ?f2 ?f14 ?f15 N" draw:text-areas="?f53 ?f55 ?f54 ?f56" draw:glue-points="?f57 ?f58 ?f59 ?f60 ?f61 ?f60 ?f62 ?f63 ?f57 ?f58 ?f64 ?f65 ?f66 ?f67 ?f68 ?f65 ?f66 ?f69 ?f64 ?f65" draw:glue-point-leaving-directions="-90, -90, -90, -90, -90, -90, -90, -90, -90, -90"><draw:equation draw:name="f0" draw:formula="0"/><draw:equation draw:name="f1" draw:formula="3578"/><draw:equation draw:name="f2" draw:formula="2980"/><draw:equation draw:name="f3" draw:formula="0 + 8372"/><draw:equation draw:name="f4" draw:formula="0 + 7780"/><draw:equation draw:name="f5" draw:formula="0 + 6586"/><draw:equation draw:name="f6" draw:formula="0 + 7774"/><draw:equation draw:name="f7" draw:formula="0 + 10163"/><draw:equation draw:name="f8" draw:formula="0 + 9566"/><draw:equation draw:name="f9" draw:formula="0 + 8969"/><draw:equation draw:name="f10" draw:formula="1786"/><draw:equation draw:name="f11" draw:formula="591"/><draw:equation draw:name="f12" draw:formula="1194"/><draw:equation draw:name="f13" draw:formula="1188"/><draw:equation draw:name="f14" draw:formula="3577"/><draw:equation draw:name="f15" draw:formula="2383"/><draw:equation draw:name="f16" draw:formula="?f3 - 6586"/><draw:equation draw:name="f17" draw:formula="?f4 - 6586"/><draw:equation draw:name="f18" draw:formula="?f5 - 6586"/><draw:equation draw:name="f19" draw:formula="?f6 - 6586"/><draw:equation draw:name="f20" draw:formula="?f7 - 6586"/><draw:equation draw:name="f21" draw:formula="?f8 - 6586"/><draw:equation draw:name="f22" draw:formula="?f9 - 6586"/><draw:equation draw:name="f23" draw:formula="?f2 - ?f0"/><draw:equation draw:name="f24" draw:formula="?f1 - ?f0"/><draw:equation draw:name="f25" draw:formula="?f24 / 3578"/><draw:equation draw:name="f26" draw:formula="?f23 / 2980"/><draw:equation draw:name="f27" draw:formula="?f16 * ?f24"/><draw:equation draw:name="f28" draw:formula="591 * ?f23"/><draw:equation draw:name="f29" draw:formula="?f17 * ?f24"/><draw:equation draw:name="f30" draw:formula="0 * ?f23"/><draw:equation draw:name="f31" draw:formula="?f18 * ?f24"/><draw:equation draw:name="f32" draw:formula="?f19 * ?f24"/><draw:equation draw:name="f33" draw:formula="1188 * ?f23"/><draw:equation draw:name="f34" draw:formula="?f20 * ?f24"/><draw:equation draw:name="f35" draw:formula="2383 * ?f23"/><draw:equation draw:name="f36" draw:formula="?f21 * ?f24"/><draw:equation draw:name="f37" draw:formula="1786 * ?f23"/><draw:equation draw:name="f38" draw:formula="?f22 * ?f24"/><draw:equation draw:name="f39" draw:formula="2980 * ?f23"/><draw:equation draw:name="f40" draw:formula="?f27 / 3578"/><draw:equation draw:name="f41" draw:formula="?f28 / 2980"/><draw:equation draw:name="f42" draw:formula="?f29 / 3578"/><draw:equation draw:name="f43" draw:formula="?f30 / 2980"/><draw:equation draw:name="f44" draw:formula="?f31 / 3578"/><draw:equation draw:name="f45" draw:formula="?f32 / 3578"/><draw:equation draw:name="f46" draw:formula="?f33 / 2980"/><draw:equation draw:name="f47" draw:formula="?f34 / 3578"/><draw:equation draw:name="f48" draw:formula="?f35 / 2980"/><draw:equation draw:name="f49" draw:formula="?f36 / 3578"/><draw:equation draw:name="f50" draw:formula="?f37 / 2980"/><draw:equation draw:name="f51" draw:formula="?f38 / 3578"/><draw:equation draw:name="f52" draw:formula="?f39 / 2980"/><draw:equation draw:name="f53" draw:formula="0 / ?f25"/><draw:equation draw:name="f54" draw:formula="?f1 / ?f25"/><draw:equation draw:name="f55" draw:formula="0 / ?f26"/><draw:equation draw:name="f56" draw:formula="?f2 / ?f26"/><draw:equation draw:name="f57" draw:formula="?f40 / ?f25"/><draw:equation draw:name="f58" draw:formula="?f41 / ?f26"/><draw:equation draw:name="f59" draw:formula="?f42 / ?f25"/><draw:equation draw:name="f60" draw:formula="?f43 / ?f26"/><draw:equation draw:name="f61" draw:formula="?f44 / ?f25"/><draw:equation draw:name="f62" draw:formula="?f45 / ?f25"/><draw:equation draw:name="f63" draw:formula="?f46 / ?f26"/><draw:equation draw:name="f64" draw:formula="?f47 / ?f25"/><draw:equation draw:name="f65" draw:formula="?f48 / ?f26"/><draw:equation draw:name="f66" draw:formula="?f49 / ?f25"/><draw:equation draw:name="f67" draw:formula="?f50 / ?f26"/><draw:equation draw:name="f68" draw:formula="?f51 / ?f25"/><draw:equation draw:name="f69" draw:formula="?f52 / ?f26"/></draw:enhanced-geometry></draw:custom-shape><draw:custom-shape svg:x="4.85778in" svg:y="-0.12474in" svg:width="1.24413in" svg:height="1.32025in" draw:id="id1" draw:style-name="a1" draw:name="Vrije vorm 25"><svg:title/><svg:desc/><draw:enhanced-geometry draw:type="non-primitive" svg:viewBox="0 0 1792 1792" draw:enhanced-path="M ?f6 ?f0 L ?f0 ?f7 ?f8 ?f1 ?f1 ?f8 ?f6 ?f0 Z N" draw:text-areas="?f31 ?f31 ?f32 ?f32" draw:glue-points="?f33 ?f34 ?f35 ?f36 ?f37 ?f38 ?f39 ?f40 ?f33 ?f34" draw:glue-point-leaving-directions="-90, -90, -90, -90, -90"><draw:equation draw:name="f0" draw:formula="0"/><draw:equation draw:name="f1" draw:formula="1792"/><draw:equation draw:name="f2" draw:formula="0 + 7774"/><draw:equation draw:name="f3" draw:formula="0 + 7177"/><draw:equation draw:name="f4" draw:formula="0 + 8372"/><draw:equation draw:name="f5" draw:formula="0 + 8969"/><draw:equation draw:name="f6" draw:formula="597"/><draw:equation draw:name="f7" draw:formula="598"/><draw:equation draw:name="f8" draw:formula="1195"/><draw:equation draw:name="f9" draw:formula="?f2 - 7177"/><draw:equation draw:name="f10" draw:formula="?f3 - 7177"/><draw:equation draw:name="f11" draw:formula="?f4 - 7177"/><draw:equation draw:name="f12" draw:formula="?f5 - 7177"/><draw:equation draw:name="f13" draw:formula="?f1 - ?f0"/><draw:equation draw:name="f14" draw:formula="?f13 / 1792"/><draw:equation draw:name="f15" draw:formula="?f9 * ?f13"/><draw:equation draw:name="f16" draw:formula="1188 * ?f13"/><draw:equation draw:name="f17" draw:formula="?f10 * ?f13"/><draw:equation draw:name="f18" draw:formula="1786 * ?f13"/><draw:equation draw:name="f19" draw:formula="?f11 * ?f13"/><draw:equation draw:name="f20" draw:formula="2980 * ?f13"/><draw:equation draw:name="f21" draw:formula="?f12 * ?f13"/><draw:equation draw:name="f22" draw:formula="2383 * ?f13"/><draw:equation draw:name="f23" draw:formula="?f15 / 1792"/><draw:equation draw:name="f24" draw:formula="?f16 / 1792"/><draw:equation draw:name="f25" draw:formula="?f17 / 1792"/><draw:equation draw:name="f26" draw:formula="?f18 / 1792"/><draw:equation draw:name="f27" draw:formula="?f19 / 1792"/><draw:equation draw:name="f28" draw:formula="?f20 / 1792"/><draw:equation draw:name="f29" draw:formula="?f21 / 1792"/><draw:equation draw:name="f30" draw:formula="?f22 / 1792"/><draw:equation draw:name="f31" draw:formula="0 / ?f14"/><draw:equation draw:name="f32" draw:formula="?f1 / ?f14"/><draw:equation draw:name="f33" draw:formula="?f23 / ?f14"/><draw:equation draw:name="f34" draw:formula="?f24 / ?f14"/><draw:equation draw:name="f35" draw:formula="?f25 / ?f14"/><draw:equation draw:name="f36" draw:formula="?f26 / ?f14"/><draw:equation draw:name="f37" draw:formula="?f27 / ?f14"/><draw:equation draw:name="f38" draw:formula="?f28 / ?f14"/><draw:equation draw:name="f39" draw:formula="?f29 / ?f14"/><draw:equation draw:name="f40" draw:formula="?f30 / ?f14"/></draw:enhanced-geometry></draw:custom-shape><draw:custom-shape svg:x="6.10538in" svg:y="-1in" svg:width="0.82132in" svg:height="0.43615in" draw:id="id2" draw:style-name="a2" draw:name="Vrije vorm 26"><svg:title/><svg:desc/><draw:enhanced-geometry draw:type="non-primitive" svg:viewBox="0 0 1183 592" draw:enhanced-path="M ?f1 ?f0 L ?f0 ?f0 ?f6 ?f6 ?f1 ?f0 Z N" draw:text-areas="?f24 ?f26 ?f25 ?f27" draw:glue-points="?f28 ?f29 ?f30 ?f29 ?f31 ?f32 ?f28 ?f29" draw:glue-point-leaving-directions="-90, -90, -90, -90"><draw:equation draw:name="f0" draw:formula="0"/><draw:equation draw:name="f1" draw:formula="1183"/><draw:equation draw:name="f2" draw:formula="592"/><draw:equation draw:name="f3" draw:formula="0 + 10158"/><draw:equation draw:name="f4" draw:formula="0 + 8975"/><draw:equation draw:name="f5" draw:formula="0 + 9566"/><draw:equation draw:name="f6" draw:formula="591"/><draw:equation draw:name="f7" draw:formula="?f3 - 8975"/><draw:equation draw:name="f8" draw:formula="?f4 - 8975"/><draw:equation draw:name="f9" draw:formula="?f5 - 8975"/><draw:equation draw:name="f10" draw:formula="?f2 - ?f0"/><draw:equation draw:name="f11" draw:formula="?f1 - ?f0"/><draw:equation draw:name="f12" draw:formula="?f11 / 1183"/><draw:equation draw:name="f13" draw:formula="?f10 / 592"/><draw:equation draw:name="f14" draw:formula="?f7 * ?f11"/><draw:equation draw:name="f15" draw:formula="0 * ?f10"/><draw:equation draw:name="f16" draw:formula="?f8 * ?f11"/><draw:equation draw:name="f17" draw:formula="?f9 * ?f11"/><draw:equation draw:name="f18" draw:formula="591 * ?f10"/><draw:equation draw:name="f19" draw:formula="?f14 / 1183"/><draw:equation draw:name="f20" draw:formula="?f15 / 592"/><draw:equation draw:name="f21" draw:formula="?f16 / 1183"/><draw:equation draw:name="f22" draw:formula="?f17 / 1183"/><draw:equation draw:name="f23" draw:formula="?f18 / 592"/><draw:equation draw:name="f24" draw:formula="0 / ?f12"/><draw:equation draw:name="f25" draw:formula="?f1 / ?f12"/><draw:equation draw:name="f26" draw:formula="0 / ?f13"/><draw:equation draw:name="f27" draw:formula="?f2 / ?f13"/><draw:equation draw:name="f28" draw:formula="?f19 / ?f12"/><draw:equation draw:name="f29" draw:formula="?f20 / ?f13"/><draw:equation draw:name="f30" draw:formula="?f21 / ?f12"/><draw:equation draw:name="f31" draw:formula="?f22 / ?f12"/><draw:equation draw:name="f32" draw:formula="?f23 / ?f13"/></draw:enhanced-geometry></draw:custom-shape><draw:custom-shape svg:x="5.27226in" svg:y="-0.56458in" svg:width="1.24413in" svg:height="1.32025in" draw:id="id3" draw:style-name="a3" draw:name="Vrije vorm 27"><svg:title/><svg:desc/><draw:enhanced-geometry draw:type="non-primitive" svg:viewBox="0 0 1792 1792" draw:enhanced-path="M ?f6 ?f0 L ?f0 ?f7 ?f8 ?f1 ?f1 ?f8 ?f6 ?f0 Z N" draw:text-areas="?f31 ?f31 ?f32 ?f32" draw:glue-points="?f33 ?f34 ?f35 ?f36 ?f37 ?f38 ?f39 ?f40 ?f33 ?f34" draw:glue-point-leaving-directions="-90, -90, -90, -90, -90"><draw:equation draw:name="f0" draw:formula="0"/><draw:equation draw:name="f1" draw:formula="1792"/><draw:equation draw:name="f2" draw:formula="0 + 8372"/><draw:equation draw:name="f3" draw:formula="0 + 7774"/><draw:equation draw:name="f4" draw:formula="0 + 8969"/><draw:equation draw:name="f5" draw:formula="0 + 9566"/><draw:equation draw:name="f6" draw:formula="598"/><draw:equation draw:name="f7" draw:formula="597"/><draw:equation draw:name="f8" draw:formula="1195"/><draw:equation draw:name="f9" draw:formula="?f2 - 7774"/><draw:equation draw:name="f10" draw:formula="?f3 - 7774"/><draw:equation draw:name="f11" draw:formula="?f4 - 7774"/><draw:equation draw:name="f12" draw:formula="?f5 - 7774"/><draw:equation draw:name="f13" draw:formula="?f1 - ?f0"/><draw:equation draw:name="f14" draw:formula="?f13 / 1792"/><draw:equation draw:name="f15" draw:formula="?f9 * ?f13"/><draw:equation draw:name="f16" draw:formula="591 * ?f13"/><draw:equation draw:name="f17" draw:formula="?f10 * ?f13"/><draw:equation draw:name="f18" draw:formula="1188 * ?f13"/><draw:equation draw:name="f19" draw:formula="?f11 * ?f13"/><draw:equation draw:name="f20" draw:formula="2383 * ?f13"/><draw:equation draw:name="f21" draw:formula="?f12 * ?f13"/><draw:equation draw:name="f22" draw:formula="1786 * ?f13"/><draw:equation draw:name="f23" draw:formula="?f15 / 1792"/><draw:equation draw:name="f24" draw:formula="?f16 / 1792"/><draw:equation draw:name="f25" draw:formula="?f17 / 1792"/><draw:equation draw:name="f26" draw:formula="?f18 / 1792"/><draw:equation draw:name="f27" draw:formula="?f19 / 1792"/><draw:equation draw:name="f28" draw:formula="?f20 / 1792"/><draw:equation draw:name="f29" draw:formula="?f21 / 1792"/><draw:equation draw:name="f30" draw:formula="?f22 / 1792"/><draw:equation draw:name="f31" draw:formula="0 / ?f14"/><draw:equation draw:name="f32" draw:formula="?f1 / ?f14"/><draw:equation draw:name="f33" draw:formula="?f23 / ?f14"/><draw:equation draw:name="f34" draw:formula="?f24 / ?f14"/><draw:equation draw:name="f35" draw:formula="?f25 / ?f14"/><draw:equation draw:name="f36" draw:formula="?f26 / ?f14"/><draw:equation draw:name="f37" draw:formula="?f27 / ?f14"/><draw:equation draw:name="f38" draw:formula="?f28 / ?f14"/><draw:equation draw:name="f39" draw:formula="?f29 / ?f14"/><draw:equation draw:name="f40" draw:formula="?f30 / ?f14"/></draw:enhanced-geometry></draw:custom-shape><draw:custom-shape svg:x="6.51639in" svg:y="-0.56458in" svg:width="1.65861in" svg:height="1.76009in" draw:id="id4" draw:style-name="a4" draw:name="Vrije vorm 28"><svg:title/><svg:desc/><draw:enhanced-geometry draw:type="non-primitive" svg:viewBox="0 0 2389 2389" draw:enhanced-path="M ?f1 ?f5 L ?f6 ?f0 ?f0 ?f5 ?f6 ?f1 ?f1 ?f5 N" draw:text-areas="?f24 ?f24 ?f25 ?f25" draw:glue-points="?f26 ?f27 ?f28 ?f29 ?f30 ?f27 ?f28 ?f31 ?f26 ?f27" draw:glue-point-leaving-directions="-90, -90, -90, -90, -90"><draw:equation draw:name="f0" draw:formula="0"/><draw:equation draw:name="f1" draw:formula="2389"/><draw:equation draw:name="f2" draw:formula="0 + 11955"/><draw:equation draw:name="f3" draw:formula="0 + 10760"/><draw:equation draw:name="f4" draw:formula="0 + 9566"/><draw:equation draw:name="f5" draw:formula="1195"/><draw:equation draw:name="f6" draw:formula="1194"/><draw:equation draw:name="f7" draw:formula="?f2 - 9566"/><draw:equation draw:name="f8" draw:formula="?f3 - 9566"/><draw:equation draw:name="f9" draw:formula="?f4 - 9566"/><draw:equation draw:name="f10" draw:formula="?f1 - ?f0"/><draw:equation draw:name="f11" draw:formula="?f10 / 2389"/><draw:equation draw:name="f12" draw:formula="?f7 * ?f10"/><draw:equation draw:name="f13" draw:formula="1786 * ?f10"/><draw:equation draw:name="f14" draw:formula="?f8 * ?f10"/><draw:equation draw:name="f15" draw:formula="591 * ?f10"/><draw:equation draw:name="f16" draw:formula="?f9 * ?f10"/><draw:equation draw:name="f17" draw:formula="2980 * ?f10"/><draw:equation draw:name="f18" draw:formula="?f12 / 2389"/><draw:equation draw:name="f19" draw:formula="?f13 / 2389"/><draw:equation draw:name="f20" draw:formula="?f14 / 2389"/><draw:equation draw:name="f21" draw:formula="?f15 / 2389"/><draw:equation draw:name="f22" draw:formula="?f16 / 2389"/><draw:equation draw:name="f23" draw:formula="?f17 / 2389"/><draw:equation draw:name="f24" draw:formula="0 / ?f11"/><draw:equation draw:name="f25" draw:formula="?f1 / ?f11"/><draw:equation draw:name="f26" draw:formula="?f18 / ?f11"/><draw:equation draw:name="f27" draw:formula="?f19 / ?f11"/><draw:equation draw:name="f28" draw:formula="?f20 / ?f11"/><draw:equation draw:name="f29" draw:formula="?f21 / ?f11"/><draw:equation draw:name="f30" draw:formula="?f22 / ?f11"/><draw:equation draw:name="f31" draw:formula="?f23 / ?f11"/></draw:enhanced-geometry></draw:custom-shape></draw:g><draw:g draw:name="Groep 29" draw:id="id9"><svg:title/><svg:desc/><draw:custom-shape svg:x="-0.125in" svg:y="8.0539in" svg:width="1.24205in" svg:height="1.75788in" draw:id="id6" draw:style-name="a5" draw:name="Vrije vorm 30"><svg:title/><svg:desc/><draw:enhanced-geometry draw:type="non-primitive" svg:viewBox="0 0 1789 2386" draw:enhanced-path="M ?f0 ?f0 L ?f0 ?f3 ?f4 ?f2 ?f1 ?f1 ?f0 ?f0 Z N" draw:text-areas="?f23 ?f25 ?f24 ?f26" draw:glue-points="?f27 ?f28 ?f27 ?f29 ?f30 ?f31 ?f32 ?f33 ?f27 ?f28" draw:glue-point-leaving-directions="-90, -90, -90, -90, -90"><draw:equation draw:name="f0" draw:formula="0"/><draw:equation draw:name="f1" draw:formula="1789"/><draw:equation draw:name="f2" draw:formula="2386"/><draw:equation draw:name="f3" draw:formula="1194"/><draw:equation draw:name="f4" draw:formula="1192"/><draw:equation draw:name="f5" draw:formula="?f2 - ?f0"/><draw:equation draw:name="f6" draw:formula="?f1 - ?f0"/><draw:equation draw:name="f7" draw:formula="?f6 / 1789"/><draw:equation draw:name="f8" draw:formula="?f5 / 2386"/><draw:equation draw:name="f9" draw:formula="0 * ?f6"/><draw:equation draw:name="f10" draw:formula="12290 * ?f5"/><draw:equation draw:name="f11" draw:formula="13484 * ?f5"/><draw:equation draw:name="f12" draw:formula="1192 * ?f6"/><draw:equation draw:name="f13" draw:formula="14676 * ?f5"/><draw:equation draw:name="f14" draw:formula="1789 * ?f6"/><draw:equation draw:name="f15" draw:formula="14079 * ?f5"/><draw:equation draw:name="f16" draw:formula="?f9 / 1789"/><draw:equation draw:name="f17" draw:formula="?f10 / 2386"/><draw:equation draw:name="f18" draw:formula="?f11 / 2386"/><draw:equation draw:name="f19" draw:formula="?f12 / 1789"/><draw:equation draw:name="f20" draw:formula="?f13 / 2386"/><draw:equation draw:name="f21" draw:formula="?f14 / 1789"/><draw:equation draw:name="f22" draw:formula="?f15 / 2386"/><draw:equation draw:name="f23" draw:formula="0 / ?f7"/><draw:equation draw:name="f24" draw:formula="?f1 / ?f7"/><draw:equation draw:name="f25" draw:formula="0 / ?f8"/><draw:equation draw:name="f26" draw:formula="?f2 / ?f8"/><draw:equation draw:name="f27" draw:formula="?f16 / ?f7"/><draw:equation draw:name="f28" draw:formula="?f17 / ?f8"/><draw:equation draw:name="f29" draw:formula="?f18 / ?f8"/><draw:equation draw:name="f30" draw:formula="?f19 / ?f7"/><draw:equation draw:name="f31" draw:formula="?f20 / ?f8"/><draw:equation draw:name="f32" draw:formula="?f21 / ?f7"/><draw:equation draw:name="f33" draw:formula="?f22 / ?f8"/></draw:enhanced-geometry></draw:custom-shape><draw:custom-shape svg:x="-0.125in" svg:y="9.81399in" svg:width="0.80674in" svg:height="0.8561in" draw:id="id7" draw:style-name="a6" draw:name="Vrije vorm 31"><svg:title/><svg:desc/><draw:enhanced-geometry draw:type="non-primitive" svg:viewBox="0 0 1162 1162" draw:enhanced-path="M ?f0 ?f0 L ?f0 ?f2 ?f2 ?f2 ?f0 ?f0 Z N" draw:text-areas="?f13 ?f13 ?f14 ?f14" draw:glue-points="?f15 ?f16 ?f15 ?f17 ?f18 ?f17 ?f15 ?f16" draw:glue-point-leaving-directions="-90, -90, -90, -90"><draw:equation draw:name="f0" draw:formula="0"/><draw:equation draw:name="f1" draw:formula="1162"/><draw:equation draw:name="f2" draw:formula="1161"/><draw:equation draw:name="f3" draw:formula="?f1 - ?f0"/><draw:equation draw:name="f4" draw:formula="?f3 / 1162"/><draw:equation draw:name="f5" draw:formula="0 * ?f3"/><draw:equation draw:name="f6" draw:formula="14679 * ?f3"/><draw:equation draw:name="f7" draw:formula="15840 * ?f3"/><draw:equation draw:name="f8" draw:formula="1161 * ?f3"/><draw:equation draw:name="f9" draw:formula="?f5 / 1162"/><draw:equation draw:name="f10" draw:formula="?f6 / 1162"/><draw:equation draw:name="f11" draw:formula="?f7 / 1162"/><draw:equation draw:name="f12" draw:formula="?f8 / 1162"/><draw:equation draw:name="f13" draw:formula="0 / ?f4"/><draw:equation draw:name="f14" draw:formula="?f1 / ?f4"/><draw:equation draw:name="f15" draw:formula="?f9 / ?f4"/><draw:equation draw:name="f16" draw:formula="?f10 / ?f4"/><draw:equation draw:name="f17" draw:formula="?f11 / ?f4"/><draw:equation draw:name="f18" draw:formula="?f12 / ?f4"/></draw:enhanced-geometry></draw:custom-shape><draw:custom-shape svg:x="0.7227in" svg:y="9.81178in" svg:width="1.61696in" svg:height="0.85831in" draw:id="id8" draw:style-name="a7" draw:name="Vrije vorm 32"><svg:title/><svg:desc/><draw:enhanced-geometry draw:type="non-primitive" svg:viewBox="0 0 2329 1165" draw:enhanced-path="M ?f1 ?f6 L ?f2 ?f0 ?f0 ?f6 ?f1 ?f6 N" draw:text-areas="?f24 ?f26 ?f25 ?f27" draw:glue-points="?f28 ?f29 ?f30 ?f31 ?f32 ?f29 ?f28 ?f29" draw:glue-point-leaving-directions="-90, -90, -90, -90"><draw:equation draw:name="f0" draw:formula="0"/><draw:equation draw:name="f1" draw:formula="2329"/><draw:equation draw:name="f2" draw:formula="1165"/><draw:equation draw:name="f3" draw:formula="0 + 3550"/><draw:equation draw:name="f4" draw:formula="0 + 2386"/><draw:equation draw:name="f5" draw:formula="0 + 1221"/><draw:equation draw:name="f6" draw:formula="1164"/><draw:equation draw:name="f7" draw:formula="?f3 - 1221"/><draw:equation draw:name="f8" draw:formula="?f4 - 1221"/><draw:equation draw:name="f9" draw:formula="?f5 - 1221"/><draw:equation draw:name="f10" draw:formula="?f2 - ?f0"/><draw:equation draw:name="f11" draw:formula="?f1 - ?f0"/><draw:equation draw:name="f12" draw:formula="?f11 / 2329"/><draw:equation draw:name="f13" draw:formula="?f10 / 1165"/><draw:equation draw:name="f14" draw:formula="?f7 * ?f11"/><draw:equation draw:name="f15" draw:formula="15840 * ?f10"/><draw:equation draw:name="f16" draw:formula="?f8 * ?f11"/><draw:equation draw:name="f17" draw:formula="14676 * ?f10"/><draw:equation draw:name="f18" draw:formula="?f9 * ?f11"/><draw:equation draw:name="f19" draw:formula="?f14 / 2329"/><draw:equation draw:name="f20" draw:formula="?f15 / 1165"/><draw:equation draw:name="f21" draw:formula="?f16 / 2329"/><draw:equation draw:name="f22" draw:formula="?f17 / 1165"/><draw:equation draw:name="f23" draw:formula="?f18 / 2329"/><draw:equation draw:name="f24" draw:formula="0 / ?f12"/><draw:equation draw:name="f25" draw:formula="?f1 / ?f12"/><draw:equation draw:name="f26" draw:formula="0 / ?f13"/><draw:equation draw:name="f27" draw:formula="?f2 / ?f13"/><draw:equation draw:name="f28" draw:formula="?f19 / ?f12"/><draw:equation draw:name="f29" draw:formula="?f20 / ?f13"/><draw:equation draw:name="f30" draw:formula="?f21 / ?f12"/><draw:equation draw:name="f31" draw:formula="?f22 / ?f13"/><draw:equation draw:name="f32" draw:formula="?f23 / ?f12"/></draw:enhanced-geometry></draw:custom-shape></draw:g></draw:g></text:span></text:p>
      <text:p text:style-name="Hoofdtekstcontactgegevens"><text:span text:style-name="Groenetekst">Lisztstraat 137</text:span><text:span text:style-name="T3"><text:s/></text:span></text:p>
      <text:p text:style-name="Hoofdtekstcontactgegevens"><text:span text:style-name="Groenetekst">2625BN Delft</text:span></text:p>
      <text:p text:style-name="Hoofdtekstcontactgegevens"><text:span text:style-name="Groenetekst">06 33636621</text:span><text:span text:style-name="T4"><text:s/></text:span></text:p>
      <text:p text:style-name="Hoofdtekstcontactgegevens"><text:span text:style-name="Groenetekst">Chrisinesia@live.nl</text:span><text:span text:style-name="T5"><text:s/></text:span></text:p>
      <text:p text:style-name="Hoofdtekstcontactgegevens"><text:span text:style-name="T6">www.linkedin.com/in/christopher-inesia-0ab7a9364</text:span></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8">
            <text:h text:style-name="Titel" text:outline-level="1">Christopher Inesia</text:h>
          </table:table-cell>
          <table:covered-table-cell/>
          <table:covered-table-cell/>
          <table:covered-table-cell/>
          <table:covered-table-cell/>
          <table:covered-table-cell/>
          <table:covered-table-cell/>
          <table:covered-table-cell/>
        </table:table-row>
        <table:table-row table:style-name="TableRow18">
          <table:table-cell table:style-name="TableCell19">
            <text:p text:style-name="P20"/>
          </table:table-cell>
          <table:table-cell table:style-name="TableCell21">
            <text:p text:style-name="P22"/>
          </table:table-cell>
          <table:table-cell table:style-name="TableCell23">
            <text:p text:style-name="P24"/>
          </table:table-cell>
          <table:table-cell table:style-name="TableCell25">
            <text:p text:style-name="P26"/>
          </table:table-cell>
          <table:table-cell table:style-name="TableCell27">
            <text:p text:style-name="P28"/>
          </table:table-cell>
          <table:table-cell table:style-name="TableCell29">
            <text:p text:style-name="P30"/>
          </table:table-cell>
          <table:table-cell table:style-name="TableCell31">
            <text:p text:style-name="P32"/>
          </table:table-cell>
          <table:table-cell table:style-name="TableCell33">
            <text:p text:style-name="P34"/>
          </table:table-cell>
        </table:table-row>
        <table:table-row table:style-name="TableRow35">
          <table:table-cell table:style-name="TableCell36" table:number-columns-spanned="3">
            <text:p text:style-name="P37">Mijn naam is Christopher Inesia. Ik ben een persoon die snel aan opdrachten kan beginnen en goed naar instructies kan luisteren. Want ik weet uit ervaring dat opdrachten snel afmaken handig is. Ook heb ik ervaring in het werken met meerdere programeer talen. Ik kan gemakkelijk samen- of alleen werken wanneer nodig is. Wanneer mogelijk kan ik ook gemakkelijk met een planning werken en kan gemaakte plannen na komen. Stabiliteit is iets dat ik wil bereiken waar ik ook ben. Ik doe weinig in mijn vrije tijd waardoor ik vaak beschikbaar ben. Duidelijke instructies zijn voor mij erg belangrijk. Hoe meer duidelijk de instructies zijn hoe beter er gewerkt kan worden. Zelf ben ik op zoek naar een bedrijf die werkers opties geeft. Als er iets gedaan moet worden vind ik het handig als het bedrijf de werkers meerdere mogelijkheden geeft om het te doen.</text:p>
            <text:p text:style-name="Doelstelling"/>
          </table:table-cell>
          <table:covered-table-cell/>
          <table:covered-table-cell/>
          <table:table-cell table:style-name="TableCell38">
            <text:p text:style-name="Standaard"/>
          </table:table-cell>
          <table:table-cell table:style-name="TableCell39" table:number-columns-spanned="3" table:number-rows-spanned="3">
            <text:p text:style-name="Datumbereik">2022 - 2023<text:span text:style-name="T40"><text:s/></text:span></text:p>
            <text:p text:style-name="Bedrijf"><text:span text:style-name="T41">Afwasser</text:span></text:p>
            <text:p text:style-name="Bedrijf"/>
            <text:p text:style-name="Functieomschrijving">Ik moest ervoor zorgen dat de borden, bestek en pannen schoon waren zodat er altijd iets schoon was om gebruikt te worden. Hierdoor moesten de bedieners en chefs het niet zelf doen waardoor ze meer konden focussen op het bedienen en koken.<text:s/></text:p>
            <text:p text:style-name="Datumbereik">2024 - 2024<text:span text:style-name="T42"><text:s/></text:span></text:p>
            <text:p text:style-name="Bedrijf"><text:span text:style-name="T43">Afwasser</text:span></text:p>
            <text:p text:style-name="Functieomschrijving">Ik moest ervoor zorgen dat de borden, bestek en pannen schoon waren zodat er altijd iets schoon was om gebruikt te worden. Hierdoor moesten de bedieners en chefs het niet zelf doen waardoor ze meer konden focussen op het bedienen en koken.<text:s/></text:p>
            <text:p text:style-name="Functieomschrijving"/>
            <text:p text:style-name="Functieomschrijving"/>
          </table:table-cell>
          <table:covered-table-cell/>
          <table:covered-table-cell/>
          <table:table-cell table:style-name="TableCell44">
            <text:p text:style-name="Functieomschrijving"/>
          </table:table-cell>
        </table:table-row>
        <table:table-row table:style-name="TableRow45">
          <table:table-cell table:style-name="TableCell46">
            <text:p text:style-name="P47"/>
          </table:table-cell>
          <table:table-cell table:style-name="TableCell48">
            <text:p text:style-name="P49"/>
          </table:table-cell>
          <table:table-cell table:style-name="TableCell50">
            <text:p text:style-name="P51"/>
          </table:table-cell>
          <table:table-cell table:style-name="TableCell52">
            <text:p text:style-name="P53"/>
          </table:table-cell>
          <table:covered-table-cell>
            <text:p text:style-name="P54"/>
          </table:covered-table-cell>
          <table:covered-table-cell/>
          <table:covered-table-cell/>
          <table:table-cell table:style-name="TableCell55">
            <text:p text:style-name="P56"/>
          </table:table-cell>
        </table:table-row>
        <table:table-row table:style-name="TableRow57">
          <table:table-cell table:style-name="TableCell58" table:number-columns-spanned="2">
            <text:p text:style-name="P59">2018 – 2024<text:line-break/>Christelijk Lyceum Delft.<text:s/></text:p>
            <text:p text:style-name="Standaard"/>
            <text:p text:style-name="Standaard">2024 –</text:p>
            <text:p text:style-name="Standaard">ROC Mondriaan</text:p>
            <text:p text:style-name="Standaard">Software Developer</text:p>
          </table:table-cell>
          <table:covered-table-cell/>
          <table:table-cell table:style-name="TableCell60" table:number-columns-spanned="2">
            <text:list text:style-name="LFO5" text:continue-numbering="true">
              <text:list-item>
                <text:p text:style-name="Opsommingstekensvoorvaardigheden">Creativiteit<text:s/></text:p>
              </text:list-item>
              <text:list-item>
                <text:p text:style-name="Opsommingstekensvoorvaardigheden">Organisatie<text:s/></text:p>
              </text:list-item>
              <text:list-item>
                <text:p text:style-name="Opsommingstekensvoorvaardigheden">Probleemoplossing</text:p>
              </text:list-item>
            </text:list>
            <text:p text:style-name="P61">Teamwerk</text:p>
          </table:table-cell>
          <table:covered-table-cell/>
          <table:covered-table-cell>
            <text:p text:style-name="Datumbereik"/>
          </table:covered-table-cell>
          <table:covered-table-cell/>
          <table:covered-table-cell/>
          <table:table-cell table:style-name="TableCell62">
            <text:p text:style-name="Datumbereik"/>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Franklin Gothic Book" svg:font-family="Franklin Gothic Book" style:font-family-generic="swiss" style:font-pitch="variable" svg:panose-1="2 11 5 3 2 1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ova" svg:font-family="Arial Nova" style:font-family-generic="swiss" style:font-pitch="variable"/>
    <style:font-face style:name="Franklin Gothic Medium" svg:font-family="Franklin Gothic Medium" style:font-family-generic="swiss" style:font-pitch="variable" svg:panose-1="2 11 6 3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Franklin Gothic Book" style:font-name-asian="Franklin Gothic Boo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margin-top="0.1666in" fo:line-height="100%"/>
      <style:text-properties fo:font-weight="bold" style:font-weight-asian="bold" style:font-weight-complex="bold" style:use-window-font-color="true" style:font-size-complex="20pt" fo:hyphenate="false"/>
    </style:style>
    <style:style style:name="Kop2" style:display-name="Kop 2" style:family="paragraph" style:parent-style-name="Standaard" style:next-style-name="Standaard" style:default-outline-level="2">
      <style:paragraph-properties fo:margin-top="0.093in" fo:margin-left="0.0555in">
        <style:tab-stops/>
      </style:paragraph-properties>
      <style:text-properties fo:font-size="21.5pt" style:font-size-asian="21.5pt" fo:hyphenate="false"/>
    </style:style>
    <style:style style:name="Kop3" style:display-name="Kop 3" style:family="paragraph" style:parent-style-name="Standaard" style:next-style-name="Standaard" style:default-outline-level="3">
      <style:paragraph-properties fo:margin-top="0.0138in"/>
      <style:text-properties fo:font-weight="bold" style:font-weight-asian="bold" fo:letter-spacing="-0.0076in" fo:font-size="20pt" style:font-size-asian="20pt" fo:hyphenate="false"/>
    </style:style>
    <style:style style:name="Kop4" style:display-name="Kop 4" style:family="paragraph" style:parent-style-name="Standaard" style:next-style-name="Standaard" style:default-outline-level="4">
      <style:paragraph-properties fo:margin-top="0.0687in"/>
      <style:text-properties fo:font-weight="bold" style:font-weight-asian="bold" style:font-weight-complex="bold" fo:font-size="11.5pt" style:font-size-asian="11.5pt" fo:hyphenate="false"/>
    </style:style>
    <style:style style:name="Standaard" style:display-name="Standaard" style:family="paragraph">
      <style:paragraph-properties fo:line-height="130%"/>
      <style:text-properties style:font-name-asian="Arial" style:font-name-complex="Arial" fo:color="#231F20" fo:font-size="9pt" style:font-size-asian="9pt" style:font-size-complex="8pt" style:language-complex="en" style:country-complex="US"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text-properties fo:hyphenate="false"/>
    </style:style>
    <style:style style:name="Tabelalinea" style:display-name="Tabelalinea" style:family="paragraph" style:parent-style-name="Standaard">
      <style:text-properties fo:hyphenate="false"/>
    </style:style>
    <style:style style:name="Kop1Char" style:display-name="Kop 1 Char" style:family="text" style:parent-style-name="Standaardalinea-lettertype">
      <style:text-properties style:font-name-asian="Arial" style:font-name-complex="Arial" fo:font-weight="bold" style:font-weight-asian="bold" style:font-weight-complex="bold" fo:font-size="9pt" style:font-size-asian="9pt" style:font-size-complex="20pt" style:language-complex="en" style:country-complex="US"/>
    </style:style>
    <style:style style:name="Kop2Char" style:display-name="Kop 2 Char" style:family="text" style:parent-style-name="Standaardalinea-lettertype">
      <style:text-properties style:font-name="Arial Nova" style:font-name-asian="Arial" style:font-name-complex="Arial" fo:color="#231F20" fo:font-size="21.5pt" style:font-size-asian="21.5pt" style:font-size-complex="8pt" style:language-complex="en" style:country-complex="US"/>
    </style:style>
    <style:style style:name="Kop3Char" style:display-name="Kop 3 Char" style:family="text" style:parent-style-name="Standaardalinea-lettertype">
      <style:text-properties style:font-name="Arial Nova" style:font-name-asian="Arial" style:font-name-complex="Arial" fo:font-weight="bold" style:font-weight-asian="bold" fo:color="#231F20" fo:letter-spacing="-0.0076in" fo:font-size="20pt" style:font-size-asian="20pt" style:font-size-complex="8pt" style:language-complex="en" style:country-complex="US"/>
    </style:style>
    <style:style style:name="Kop4Char" style:display-name="Kop 4 Char" style:family="text" style:parent-style-name="Standaardalinea-lettertype">
      <style:text-properties style:font-name="Arial Nova" style:font-name-asian="Arial" style:font-name-complex="Arial" fo:font-weight="bold" style:font-weight-asian="bold" style:font-weight-complex="bold" fo:color="#231F20" fo:font-size="11.5pt" style:font-size-asian="11.5pt" style:font-size-complex="8pt" style:language-complex="en" style:country-complex="US"/>
    </style:style>
    <style:style style:name="Hoofdtekstcontactgegevens" style:display-name="Hoofdtekst contactgegevens" style:family="paragraph" style:parent-style-name="Plattetekst">
      <style:paragraph-properties fo:margin-top="0.0277in" fo:line-height="150%"/>
      <style:text-properties style:use-window-font-color="true" fo:hyphenate="false"/>
    </style:style>
    <style:style style:name="Opsommingstekensvoorvaardigheden" style:display-name="Opsommingstekens voor vaardigheden" style:family="paragraph" style:parent-style-name="Opsommingstekensvaardigheden" style:list-style-name="LFO5">
      <style:paragraph-properties style:contextual-spacing="true" fo:margin-top="0.1666in" fo:line-height="130%"/>
      <style:text-properties fo:hyphenate="false"/>
    </style:style>
    <style:style style:name="Opsommingstekensvaardigheden" style:display-name="Opsommingstekens vaardigheden" style:family="paragraph" style:parent-style-name="Hoofdtekstcontactgegevens" style:list-style-name="LFO5">
      <style:text-properties fo:hyphenate="false"/>
    </style:style>
    <style:style style:name="Titel" style:display-name="Titel" style:family="paragraph" style:parent-style-name="Standaard" style:next-style-name="Standaard" style:default-outline-level="1">
      <style:paragraph-properties fo:margin-top="0.0187in" fo:margin-bottom="0.1666in" fo:line-height="90%"/>
      <style:text-properties style:font-name="Franklin Gothic Medium" fo:font-weight="bold" style:font-weight-asian="bold" fo:font-size="48pt" style:font-size-asian="48pt" fo:hyphenate="false"/>
    </style:style>
    <style:style style:name="TitelChar" style:display-name="Titel Char" style:family="text" style:parent-style-name="Standaardalinea-lettertype">
      <style:text-properties style:font-name="Franklin Gothic Medium" style:font-name-asian="Arial" style:font-name-complex="Arial" fo:font-weight="bold" style:font-weight-asian="bold" fo:color="#231F20" fo:font-size="48pt" style:font-size-asian="48pt" style:font-size-complex="8pt" style:language-complex="en" style:country-complex="US"/>
    </style:style>
    <style:style style:name="Functielocatiecursief" style:display-name="Functielocatie cursief" style:family="text" style:parent-style-name="Standaardalinea-lettertype">
      <style:text-properties fo:font-style="italic" style:font-style-asian="italic" style:font-style-complex="italic"/>
    </style:style>
    <style:style style:name="Functiecursief" style:display-name="Functie cursief" style:family="text" style:parent-style-name="Standaardalinea-lettertype">
      <style:text-properties fo:font-style="italic" style:font-style-asian="italic" style:font-style-complex="italic"/>
    </style:style>
    <style:style style:name="Hoofdtekst" style:display-name="Hoofdtekst" style:family="paragraph" style:parent-style-name="Standaard">
      <style:paragraph-properties fo:widows="2" fo:orphans="2" style:vertical-align="middle" fo:margin-top="0.0298in" style:line-height-at-least="0.1388in"/>
      <style:text-properties style:font-name-asian="Franklin Gothic Book" fo:color="#000000" style:language-complex="ar" style:country-complex="SA" fo:hyphenate="false"/>
    </style:style>
    <style:style style:name="Opsommingstekensvoorhoofdtekst" style:display-name="Opsommingstekens voor hoofdtekst" style:family="paragraph" style:parent-style-name="Hoofdtekst">
      <style:paragraph-properties fo:margin-left="0.125in" fo:text-indent="-0.125in">
        <style:tab-stops/>
      </style:paragraph-properties>
      <style:text-properties fo:hyphenate="false"/>
    </style:style>
    <style:style style:name="Ondertitel" style:display-name="Ondertitel" style:family="paragraph" style:parent-style-name="Kop2" style:next-style-name="Standaard" style:default-outline-level="2">
      <style:paragraph-properties fo:line-height="100%" fo:margin-left="0in">
        <style:tab-stops/>
      </style:paragraph-properties>
      <style:text-properties style:font-name="Franklin Gothic Medium" fo:hyphenate="false"/>
    </style:style>
    <style:style style:name="OndertitelChar" style:display-name="Ondertitel Char" style:family="text" style:parent-style-name="Standaardalinea-lettertype">
      <style:text-properties style:font-name="Franklin Gothic Medium" style:font-name-asian="Arial" style:font-name-complex="Arial" fo:color="#231F20" fo:font-size="21.5pt" style:font-size-asian="21.5pt" style:font-size-complex="8pt" style:language-complex="en" style:country-complex="US"/>
    </style:style>
    <style:style style:name="Tekstvantijdelijkeaanduiding" style:display-name="Tekst van tijdelijke aanduiding" style:family="text" style:parent-style-name="Standaardalinea-lettertype">
      <style:text-properties fo:color="#808080"/>
    </style:style>
    <style:style style:name="Hyperlink" style:display-name="Hyperlink" style:family="text" style:parent-style-name="Standaardalinea-lettertype">
      <style:text-properties fo:color="#4495A2"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Koptekstdoel" style:display-name="Koptekst doel" style:family="paragraph" style:parent-style-name="Standaard">
      <style:paragraph-properties fo:margin-top="0.1666in" fo:margin-left="0.0097in">
        <style:tab-stops/>
      </style:paragraph-properties>
      <style:text-properties fo:font-weight="bold" style:font-weight-asian="bold" style:font-weight-complex="bold" style:use-window-font-color="true" style:font-size-complex="10pt" fo:hyphenate="false"/>
    </style:style>
    <style:style style:name="Datumbereik" style:display-name="Datumbereik" style:family="paragraph" style:parent-style-name="Standaard">
      <style:paragraph-properties fo:margin-top="0.1666in" fo:line-height="100%"/>
      <style:text-properties style:font-size-complex="12pt" fo:hyphenate="false"/>
    </style:style>
    <style:style style:name="Functietitelendiploma" style:display-name="Functietitel en diploma" style:family="paragraph" style:parent-style-name="Standaard">
      <style:paragraph-properties fo:margin-top="0.0694in" fo:line-height="100%"/>
      <style:text-properties style:font-name="Franklin Gothic Medium" fo:font-size="11pt" style:font-size-asian="11pt" fo:hyphenate="false"/>
    </style:style>
    <style:style style:name="Groenetekst" style:display-name="Groene tekst" style:family="text">
      <style:text-properties fo:color="#7CA655"/>
    </style:style>
    <style:style style:name="Functieomschrijving" style:display-name="Functieomschrijving" style:family="paragraph" style:parent-style-name="Standaard">
      <style:paragraph-properties fo:margin-bottom="0.4166in" fo:line-height="100%" fo:margin-left="0.0097in">
        <style:tab-stops/>
      </style:paragraph-properties>
      <style:text-properties fo:hyphenate="false"/>
    </style:style>
    <style:style style:name="Naamonderwijsinstelling" style:display-name="Naam onderwijsinstelling" style:family="paragraph" style:parent-style-name="Standaard">
      <style:paragraph-properties fo:line-height="100%" fo:margin-left="0.0097in">
        <style:tab-stops/>
      </style:paragraph-properties>
      <style:text-properties fo:font-size="10pt" style:font-size-asian="10pt" style:font-size-complex="10pt" fo:hyphenate="false"/>
    </style:style>
    <style:style style:name="PlattetekstChar" style:display-name="Platte tekst Char" style:family="text" style:parent-style-name="Standaardalinea-lettertype">
      <style:text-properties style:font-name-asian="Arial" style:font-name-complex="Arial" fo:color="#231F20" fo:font-size="8pt" style:font-size-asian="8pt" style:font-size-complex="8pt" style:language-complex="en" style:country-complex="US"/>
    </style:style>
    <style:style style:name="Doelstelling" style:display-name="Doelstelling" style:family="paragraph" style:parent-style-name="Standaard">
      <style:paragraph-properties fo:margin-top="0.1666in" fo:line-height="101%" fo:margin-left="0.0097in">
        <style:tab-stops/>
      </style:paragraph-properties>
      <style:text-properties style:use-window-font-color="true" fo:font-size="10pt" style:font-size-asian="10pt" fo:hyphenate="false"/>
    </style:style>
    <style:style style:name="Blauwetekst" style:display-name="Blauwe tekst" style:family="text">
      <style:text-properties fo:color="#4495A2"/>
    </style:style>
    <style:style style:name="Bedrijf" style:display-name="Bedrijf" style:family="paragraph" style:parent-style-name="Standaard">
      <style:text-properties style:font-name="Franklin Gothic Medium" fo:font-size="11pt" style:font-size-asian="11pt" fo:hyphenate="false"/>
    </style:style>
    <style:style style:name="Magentatekst" style:display-name="Magenta tekst" style:family="text">
      <style:text-properties fo:color="#AA5881"/>
    </style:style>
    <style:style style:name="Grijzetekst" style:display-name="Grijze tekst" style:family="text">
      <style:text-properties fo:color="#808080"/>
    </style:style>
    <style:style style:name="Koptekst" style:display-name="Koptekst" style:family="paragraph" style:parent-style-name="Standaard">
      <style:paragraph-properties fo:line-height="100%">
        <style:tab-stops>
          <style:tab-stop style:type="center" style:position="3.25in"/>
          <style:tab-stop style:type="right" style:position="6.5in"/>
        </style:tab-stops>
      </style:paragraph-properties>
      <style:text-properties fo:hyphenate="false"/>
    </style:style>
    <style:style style:name="KoptekstChar" style:display-name="Koptekst Char" style:family="text" style:parent-style-name="Standaardalinea-lettertype">
      <style:text-properties style:font-name-asian="Arial" style:font-name-complex="Arial" fo:color="#231F20" fo:font-size="9pt" style:font-size-asian="9pt" style:font-size-complex="8pt" style:language-complex="en" style:country-complex="US"/>
    </style:style>
    <style:style style:name="Voettekst" style:display-name="Voettekst" style:family="paragraph" style:parent-style-name="Standaard">
      <style:paragraph-properties fo:line-height="100%">
        <style:tab-stops>
          <style:tab-stop style:type="center" style:position="3.25in"/>
          <style:tab-stop style:type="right" style:position="6.5in"/>
        </style:tab-stops>
      </style:paragraph-properties>
      <style:text-properties fo:hyphenate="false"/>
    </style:style>
    <style:style style:name="VoettekstChar" style:display-name="Voettekst Char" style:family="text" style:parent-style-name="Standaardalinea-lettertype">
      <style:text-properties style:font-name-asian="Arial" style:font-name-complex="Arial" fo:color="#231F20" fo:font-size="9pt" style:font-size-asian="9pt" style:font-size-complex="8pt" style:language-complex="en" style:country-complex="US"/>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5" style:display-name="LFO5">
      <text:list-level-style-bullet text:level="1" text:style-name="WW_CharLFO1LVL1" text:bullet-char="">
        <style:list-level-properties text:space-before="0in" text:min-label-width="0.2in" text:list-level-position-and-space-mode="label-alignment">
          <style:list-level-label-alignment text:label-followed-by="listtab" fo:margin-left="0.2in" fo:text-indent="-0.2in"/>
        </style:list-level-properties>
        <style:text-properties style:font-name="Symbol"/>
      </text:list-level-style-bullet>
      <text:list-level-style-bullet text:level="2" text:style-name="WW_CharLFO1LVL2" text:bullet-char="o">
        <style:list-level-properties text:space-before="0.7597in" text:min-label-width="0.25in" text:list-level-position-and-space-mode="label-alignment">
          <style:list-level-label-alignment text:label-followed-by="listtab" fo:margin-left="1.0097in" fo:text-indent="-0.25in"/>
        </style:list-level-properties>
        <style:text-properties style:font-name="Courier New"/>
      </text:list-level-style-bullet>
      <text:list-level-style-bullet text:level="3" text:style-name="WW_CharLFO1LVL3" text:bullet-char="">
        <style:list-level-properties text:space-before="1.2597in" text:min-label-width="0.25in" text:list-level-position-and-space-mode="label-alignment">
          <style:list-level-label-alignment text:label-followed-by="listtab" fo:margin-left="1.5097in" fo:text-indent="-0.25in"/>
        </style:list-level-properties>
        <style:text-properties style:font-name="Wingdings"/>
      </text:list-level-style-bullet>
      <text:list-level-style-bullet text:level="4" text:style-name="WW_CharLFO1LVL4" text:bullet-char="">
        <style:list-level-properties text:space-before="1.7597in" text:min-label-width="0.25in" text:list-level-position-and-space-mode="label-alignment">
          <style:list-level-label-alignment text:label-followed-by="listtab" fo:margin-left="2.0097in" fo:text-indent="-0.25in"/>
        </style:list-level-properties>
        <style:text-properties style:font-name="Symbol"/>
      </text:list-level-style-bullet>
      <text:list-level-style-bullet text:level="5" text:style-name="WW_CharLFO1LVL5" text:bullet-char="o">
        <style:list-level-properties text:space-before="2.2597in" text:min-label-width="0.25in" text:list-level-position-and-space-mode="label-alignment">
          <style:list-level-label-alignment text:label-followed-by="listtab" fo:margin-left="2.5097in" fo:text-indent="-0.25in"/>
        </style:list-level-properties>
        <style:text-properties style:font-name="Courier New"/>
      </text:list-level-style-bullet>
      <text:list-level-style-bullet text:level="6" text:style-name="WW_CharLFO1LVL6" text:bullet-char="">
        <style:list-level-properties text:space-before="2.7597in" text:min-label-width="0.25in" text:list-level-position-and-space-mode="label-alignment">
          <style:list-level-label-alignment text:label-followed-by="listtab" fo:margin-left="3.0097in" fo:text-indent="-0.25in"/>
        </style:list-level-properties>
        <style:text-properties style:font-name="Wingdings"/>
      </text:list-level-style-bullet>
      <text:list-level-style-bullet text:level="7" text:style-name="WW_CharLFO1LVL7" text:bullet-char="">
        <style:list-level-properties text:space-before="3.2597in" text:min-label-width="0.25in" text:list-level-position-and-space-mode="label-alignment">
          <style:list-level-label-alignment text:label-followed-by="listtab" fo:margin-left="3.5097in" fo:text-indent="-0.25in"/>
        </style:list-level-properties>
        <style:text-properties style:font-name="Symbol"/>
      </text:list-level-style-bullet>
      <text:list-level-style-bullet text:level="8" text:style-name="WW_CharLFO1LVL8" text:bullet-char="o">
        <style:list-level-properties text:space-before="3.7597in" text:min-label-width="0.25in" text:list-level-position-and-space-mode="label-alignment">
          <style:list-level-label-alignment text:label-followed-by="listtab" fo:margin-left="4.0097in" fo:text-indent="-0.25in"/>
        </style:list-level-properties>
        <style:text-properties style:font-name="Courier New"/>
      </text:list-level-style-bullet>
      <text:list-level-style-bullet text:level="9" text:style-name="WW_CharLFO1LVL9" text:bullet-char="">
        <style:list-level-properties text:space-before="4.2597in" text:min-label-width="0.25in" text:list-level-position-and-space-mode="label-alignment">
          <style:list-level-label-alignment text:label-followed-by="listtab" fo:margin-left="4.5097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0.5in" fo:margin-bottom="0.2in" fo:margin-right="0.5097in" style:num-format="1" style:writing-mode="lr-tb">
        <style:footnote-sep style:width="0.007in" style:rel-width="33%" style:color="#231F2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Nataly Lourens</dc:creator>
    <meta:creation-date>2026-01-13T12:46:00Z</meta:creation-date>
    <dc:date>2026-01-13T16:20:00Z</dc:date>
    <meta:template xlink:href="Geometrisch%20CV" xlink:type="simple"/>
    <meta:editing-cycles>2</meta:editing-cycles>
    <meta:editing-duration>PT1140S</meta:editing-duration>
    <meta:user-defined meta:name="ContentTypeId">0x01010079F111ED35F8CC479449609E8A0923A6</meta:user-defined>
    <meta:document-statistic meta:page-count="1" meta:paragraph-count="3" meta:word-count="257" meta:character-count="1671" meta:row-count="11" meta:non-whitespace-character-count="1417"/>
  </office:meta>
</office:document-meta>
</file>